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D000001056452079ACAAAF20C.png" manifest:media-type="image/png"/>
  <manifest:file-entry manifest:full-path="Pictures/100002010000004D0000004DDE63F9DFACE58A5F.png" manifest:media-type="image/png"/>
  <manifest:file-entry manifest:full-path="Pictures/10000201000000C8000000C8C8B8D572D3DD8211.png" manifest:media-type="image/png"/>
  <manifest:file-entry manifest:full-path="Pictures/100002E4000032FD00001B024D933EBE0B5640E1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ＭＳ Ｐゴシック1" svg:font-family="'ＭＳ Ｐゴシック'"/>
    <style:font-face style:name="+mn-cs" svg:font-family="+mn-cs" style:font-pitch="variable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1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>
      <style:graphic-properties style:protect="size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 style:list-style-name="L6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notes" style:list-style-name="L6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el_20_und_20_Inhalt-notes">
      <style:graphic-properties draw:fill-color="#ffffff" fo:min-height="11.429cm"/>
    </style:style>
    <style:style style:name="pr12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4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6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1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4" style:family="paragraph">
      <style:paragraph-properties fo:margin-left="0cm" fo:margin-right="0cm" fo:text-indent="0cm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6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17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3" style:font-size-complex="24pt" style:font-style-complex="normal" style:font-weight-complex="normal"/>
    </style:style>
    <style:style style:name="P1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ＭＳ Ｐゴシック3" style:font-size-complex="3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3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3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Rectangle 2" presentation:style-name="pr1" draw:text-style-name="P2" draw:layer="layout" svg:width="22.577cm" svg:height="3.597cm" svg:x="1.376cm" svg:y="5.08cm" presentation:class="title" presentation:user-transformed="true">
          <draw:text-box>
            <text:p text:style-name="P1"><text:span text:style-name="T1">Virtual Embodiment of Human Legs in the Neurorobotics Platform</text:span></text:p>
          </draw:text-box>
        </draw:frame>
        <draw:frame draw:name="Untertitel 4" presentation:style-name="pr2" draw:text-style-name="P6" draw:layer="layout" svg:width="22.577cm" svg:height="6.716cm" svg:x="1.411cm" svg:y="9.525cm" presentation:class="subtitle" presentation:user-transformed="true">
          <draw:text-box>
            <text:p text:style-name="P3"><text:span text:style-name="T2">Jason Janse van Rensburg</text:span></text:p>
            <text:p text:style-name="P4"><text:span text:style-name="T3">&lt;Date&gt;</text:span></text:p>
            <text:p text:style-name="P4"><text:span text:style-name="T3"/></text:p>
            <text:p text:style-name="P3"><text:span text:style-name="T2"/></text:p>
            <text:p text:style-name="P5"><text:span text:style-name="T2">Kickoff: Bachelor Games Engineering</text:span></text:p>
            <text:p text:style-name="P5"><text:span text:style-name="T2">Supervisor: Sandro Weber</text:span></text:p>
          </draw:text-box>
        </draw:frame>
        <draw:custom-shape draw:name="TextBox 7" draw:style-name="gr1" draw:text-style-name="P7" draw:layer="layout" svg:width="21.96cm" svg:height="0.674cm" svg:x="1.375cm" svg:y="16.5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0.502cm" svg:height="0.963cm" svg:x="12.555cm" svg:y="4.255cm">
          <draw:text-box>
            <text:p/>
          </draw:text-box>
        </draw:frame>
        <presentation:notes draw:style-name="dp2">
          <draw:page-thumbnail draw:name="Slide Image Placeholder 1" draw:style-name="gr3" draw:layer="layout" svg:width="12.699cm" svg:height="9.524cm" svg:x="3.175cm" svg:y="1.905cm" draw:page-number="1" presentation:class="page"/>
          <draw:frame draw:name="Notes Placeholder 2" presentation:style-name="pr3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1" draw:layer="layout" svg:width="8.254cm" svg:height="1.269cm" svg:x="10.795cm" svg:y="24.13cm" presentation:class="page-number" presentation:user-transformed="true">
            <draw:text-box>
              <text:p text:style-name="P10"><text:span text:style-name="T4"><text:page-number>3</text:page-number></text:span></text:p>
            </draw:text-box>
          </draw:frame>
        </presentation:notes>
      </draw:page>
      <draw:page draw:name="Introduction / Motivation" draw:style-name="dp1" draw:master-page-name="Titel_20_und_20_Inhalt" presentation:presentation-page-layout-name="AL2T11">
        <draw:frame draw:name="Titel 1" presentation:style-name="pr5" draw:text-style-name="P2" draw:layer="layout" svg:width="22.577cm" svg:height="1.692cm" svg:x="1.411cm" svg:y="2.04cm" presentation:class="title" presentation:user-transformed="true">
          <draw:text-box>
            <text:p text:style-name="P12"><text:span text:style-name="T1">Introduction / Motivation</text:span></text:p>
          </draw:text-box>
        </draw:frame>
        <draw:frame draw:name="Inhaltsplatzhalter 2" presentation:style-name="pr6" draw:text-style-name="P15" draw:layer="layout" svg:width="22.577cm" svg:height="12.657cm" svg:x="1.411cm" svg:y="4.487cm" presentation:class="outline" presentation:user-transformed="true">
          <draw:text-box>
            <text:list text:style-name="L3">
              <text:list-item>
                <text:p text:style-name="P13"><text:span text:style-name="T2">Neurorobotics Platform Unity3D Client</text:span></text:p>
                <text:list>
                  <text:list-item>
                    <text:p text:style-name="P14"><text:span text:style-name="T2">Physically simulated Robots</text:span></text:p>
                  </text:list-item>
                  <text:list-item>
                    <text:p text:style-name="P14"><text:span text:style-name="T2">Add real human interaction</text:span></text:p>
                  </text:list-item>
                </text:list>
              </text:list-item>
              <text:list-item>
                <text:p text:style-name="P14"><text:span text:style-name="T2">Virtual embodiment easily compromised</text:span><text:span text:style-name="T2"><text:line-break/></text:span><text:span text:style-name="T2">→ Handle discrepancies</text:span></text:p>
              </text:list-item>
            </text:list>
          </draw:text-box>
        </draw:frame>
        <draw:frame draw:name="Fußzeilenplatzhalter 3" presentation:style-name="pr7" draw:text-style-name="P11" draw:layer="layout" svg:width="11.006cm" svg:height="0.846cm" svg:x="7.197cm" svg:y="18.08cm" presentation:class="footer" presentation:user-transformed="true">
          <draw:text-box>
            <text:p text:style-name="P16"><text:span text:style-name="T5">&lt;Student Name&gt;: &lt;Thesis Title&gt;</text:span></text:p>
          </draw:text-box>
        </draw:frame>
        <draw:frame draw:name="Foliennummernplatzhalter 4" presentation:style-name="pr7" draw:text-style-name="P11" draw:layer="layout" svg:width="5.291cm" svg:height="0.846cm" svg:x="18.697cm" svg:y="18.08cm" presentation:class="page-number" presentation:user-transformed="true">
          <draw:text-box>
            <text:p text:style-name="P10"><text:span text:style-name="T5"><text:page-number>3</text:page-number></text:span></text:p>
          </draw:text-box>
        </draw:frame>
        <presentation:notes draw:style-name="dp2">
          <draw:page-thumbnail draw:name="Folienbildplatzhalter 1" draw:style-name="gr3" draw:layer="layout" svg:width="12.699cm" svg:height="9.524cm" svg:x="3.175cm" svg:y="1.905cm" draw:page-number="2" presentation:class="page"/>
          <draw:frame draw:name="Notizenplatzhalter 2" presentation:style-name="pr8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  <draw:frame draw:name="Foliennummernplatzhalter 3" presentation:style-name="pr9" draw:text-style-name="P11" draw:layer="layout" svg:width="8.254cm" svg:height="1.269cm" svg:x="10.795cm" svg:y="24.13cm" presentation:class="page-number" presentation:user-transformed="true">
            <draw:text-box>
              <text:p text:style-name="P10"><text:span text:style-name="T4"><text:page-number>3</text:page-number></text:span></text:p>
            </draw:text-box>
          </draw:frame>
        </presentation:notes>
      </draw:page>
      <draw:page draw:name="Problem Description: Issues" draw:style-name="dp1" draw:master-page-name="Titel_20_und_20_Inhalt" presentation:presentation-page-layout-name="AL2T11">
        <draw:frame draw:name="Titel 1" presentation:style-name="pr5" draw:text-style-name="P2" draw:layer="layout" svg:width="22.577cm" svg:height="1.692cm" svg:x="1.411cm" svg:y="2.04cm" presentation:class="title" presentation:user-transformed="true">
          <draw:text-box>
            <text:p text:style-name="P12"><text:span text:style-name="T1">Problem Description: Issues</text:span></text:p>
          </draw:text-box>
        </draw:frame>
        <draw:frame draw:name="Inhaltsplatzhalter 2" presentation:style-name="pr10" draw:text-style-name="P17" draw:layer="layout" svg:width="22.577cm" svg:height="12.657cm" svg:x="1.411cm" svg:y="4.487cm" presentation:class="outline" presentation:user-transformed="true">
          <draw:text-box>
            <text:list text:style-name="L4">
              <text:list-item>
                <text:p>Physical Simulation on NRP<text:line-break/>→ Simulated Pose != Tracked Pose<text:line-break/>→ Loss of Sense of Embodiment</text:p>
              </text:list-item>
              <text:list-item>
                <text:p>Make user aware of discrepancies</text:p>
              </text:list-item>
              <text:list-item>
                <text:p/>
              </text:list-item>
            </text:list>
          </draw:text-box>
        </draw:frame>
        <draw:frame draw:name="Fußzeilenplatzhalter 3" presentation:style-name="pr7" draw:text-style-name="P11" draw:layer="layout" svg:width="11.006cm" svg:height="0.846cm" svg:x="7.197cm" svg:y="18.08cm" presentation:class="footer" presentation:user-transformed="true">
          <draw:text-box>
            <text:p text:style-name="P16"><text:span text:style-name="T5">&lt;Student Name&gt;: &lt;Thesis Title&gt;</text:span></text:p>
          </draw:text-box>
        </draw:frame>
        <draw:frame draw:name="Foliennummernplatzhalter 4" presentation:style-name="pr7" draw:text-style-name="P11" draw:layer="layout" svg:width="5.291cm" svg:height="0.846cm" svg:x="18.697cm" svg:y="18.08cm" presentation:class="page-number" presentation:user-transformed="true">
          <draw:text-box>
            <text:p text:style-name="P10"><text:span text:style-name="T5"><text:page-number>3</text:page-number></text:span></text:p>
          </draw:text-box>
        </draw:frame>
        <presentation:notes draw:style-name="dp3">
          <draw:page-thumbnail draw:style-name="gr3" draw:layer="layout" svg:width="12.699cm" svg:height="9.524cm" svg:x="3.175cm" svg:y="1.93cm" draw:page-number="3" presentation:class="page"/>
          <draw:frame presentation:style-name="pr11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xisting Solutions / Related Work" draw:style-name="dp1" draw:master-page-name="Titel_20_und_20_Inhalt" presentation:presentation-page-layout-name="AL2T11">
        <draw:frame draw:name="Titel 1" presentation:style-name="pr5" draw:text-style-name="P2" draw:layer="layout" svg:width="22.577cm" svg:height="1.692cm" svg:x="1.411cm" svg:y="2.04cm" presentation:class="title" presentation:user-transformed="true">
          <draw:text-box>
            <text:p text:style-name="P12"><text:span text:style-name="T1">Existing Solutions / Related Work</text:span></text:p>
          </draw:text-box>
        </draw:frame>
        <draw:frame draw:name="Inhaltsplatzhalter 2" presentation:style-name="pr12" draw:text-style-name="P17" draw:layer="layout" svg:width="22.577cm" svg:height="12.657cm" svg:x="1.411cm" svg:y="4.487cm" presentation:class="outline" presentation:placeholder="true" presentation:user-transformed="true">
          <draw:text-box/>
        </draw:frame>
        <draw:frame draw:name="Fußzeilenplatzhalter 3" presentation:style-name="pr7" draw:text-style-name="P11" draw:layer="layout" svg:width="11.006cm" svg:height="0.846cm" svg:x="7.197cm" svg:y="18.08cm" presentation:class="footer" presentation:user-transformed="true">
          <draw:text-box>
            <text:p text:style-name="P16"><text:span text:style-name="T5">&lt;Student Name&gt;: &lt;Thesis Title&gt;</text:span></text:p>
          </draw:text-box>
        </draw:frame>
        <draw:frame draw:name="Foliennummernplatzhalter 4" presentation:style-name="pr7" draw:text-style-name="P11" draw:layer="layout" svg:width="5.291cm" svg:height="0.846cm" svg:x="18.697cm" svg:y="18.08cm" presentation:class="page-number" presentation:user-transformed="true">
          <draw:text-box>
            <text:p text:style-name="P10"><text:span text:style-name="T5"><text:page-number>3</text:page-number></text:span></text:p>
          </draw:text-box>
        </draw:frame>
        <presentation:notes draw:style-name="dp3">
          <draw:page-thumbnail draw:style-name="gr3" draw:layer="layout" svg:width="12.699cm" svg:height="9.524cm" svg:x="3.175cm" svg:y="1.93cm" draw:page-number="4" presentation:class="page"/>
          <draw:frame presentation:style-name="pr11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oals of this Thesis" draw:style-name="dp1" draw:master-page-name="Titel_20_und_20_Inhalt" presentation:presentation-page-layout-name="AL2T11">
        <draw:frame draw:name="Titel 1" presentation:style-name="pr5" draw:text-style-name="P2" draw:layer="layout" svg:width="22.577cm" svg:height="1.692cm" svg:x="1.411cm" svg:y="2.04cm" presentation:class="title" presentation:user-transformed="true">
          <draw:text-box>
            <text:p text:style-name="P12"><text:span text:style-name="T1">Goals of this Thesis</text:span></text:p>
          </draw:text-box>
        </draw:frame>
        <draw:frame draw:name="Inhaltsplatzhalter 2" presentation:style-name="pr13" draw:text-style-name="P17" draw:layer="layout" svg:width="22.577cm" svg:height="12.657cm" svg:x="1.411cm" svg:y="4.487cm" presentation:class="outline" presentation:placeholder="true" presentation:user-transformed="true">
          <draw:text-box/>
        </draw:frame>
        <draw:frame draw:name="Fußzeilenplatzhalter 3" presentation:style-name="pr7" draw:text-style-name="P11" draw:layer="layout" svg:width="11.006cm" svg:height="0.846cm" svg:x="7.197cm" svg:y="18.08cm" presentation:class="footer" presentation:user-transformed="true">
          <draw:text-box>
            <text:p text:style-name="P16"><text:span text:style-name="T5">&lt;Student Name&gt;: &lt;Thesis Title&gt;</text:span></text:p>
          </draw:text-box>
        </draw:frame>
        <draw:frame draw:name="Foliennummernplatzhalter 4" presentation:style-name="pr7" draw:text-style-name="P11" draw:layer="layout" svg:width="5.291cm" svg:height="0.846cm" svg:x="18.697cm" svg:y="18.08cm" presentation:class="page-number" presentation:user-transformed="true">
          <draw:text-box>
            <text:p text:style-name="P10"><text:span text:style-name="T5"><text:page-number>3</text:page-number></text:span></text:p>
          </draw:text-box>
        </draw:frame>
        <presentation:notes draw:style-name="dp3">
          <draw:page-thumbnail draw:style-name="gr3" draw:layer="layout" svg:width="12.699cm" svg:height="9.524cm" svg:x="3.175cm" svg:y="1.93cm" draw:page-number="5" presentation:class="page"/>
          <draw:frame presentation:style-name="pr11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posed Work / Approach" draw:style-name="dp1" draw:master-page-name="Titel_20_und_20_Inhalt" presentation:presentation-page-layout-name="AL2T11">
        <draw:frame draw:name="Titel 1" presentation:style-name="pr5" draw:text-style-name="P2" draw:layer="layout" svg:width="22.577cm" svg:height="1.692cm" svg:x="1.411cm" svg:y="2.04cm" presentation:class="title" presentation:user-transformed="true">
          <draw:text-box>
            <text:p text:style-name="P12"><text:span text:style-name="T1">Proposed Work / Approach</text:span></text:p>
          </draw:text-box>
        </draw:frame>
        <draw:frame draw:name="Inhaltsplatzhalter 2" presentation:style-name="pr14" draw:text-style-name="P17" draw:layer="layout" svg:width="22.577cm" svg:height="12.657cm" svg:x="1.411cm" svg:y="4.487cm" presentation:class="outline" presentation:placeholder="true" presentation:user-transformed="true">
          <draw:text-box/>
        </draw:frame>
        <draw:frame draw:name="Fußzeilenplatzhalter 3" presentation:style-name="pr7" draw:text-style-name="P11" draw:layer="layout" svg:width="11.006cm" svg:height="0.846cm" svg:x="7.197cm" svg:y="18.08cm" presentation:class="footer" presentation:user-transformed="true">
          <draw:text-box>
            <text:p text:style-name="P16"><text:span text:style-name="T5">&lt;Student Name&gt;: &lt;Thesis Title&gt;</text:span></text:p>
          </draw:text-box>
        </draw:frame>
        <draw:frame draw:name="Foliennummernplatzhalter 4" presentation:style-name="pr7" draw:text-style-name="P11" draw:layer="layout" svg:width="5.291cm" svg:height="0.846cm" svg:x="18.697cm" svg:y="18.08cm" presentation:class="page-number" presentation:user-transformed="true">
          <draw:text-box>
            <text:p text:style-name="P10"><text:span text:style-name="T5"><text:page-number>3</text:page-number></text:span></text:p>
          </draw:text-box>
        </draw:frame>
        <presentation:notes draw:style-name="dp3">
          <draw:page-thumbnail draw:style-name="gr3" draw:layer="layout" svg:width="12.699cm" svg:height="9.524cm" svg:x="3.175cm" svg:y="1.93cm" draw:page-number="6" presentation:class="page"/>
          <draw:frame presentation:style-name="pr11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iscussion of Potential Issues" draw:style-name="dp1" draw:master-page-name="Titel_20_und_20_Inhalt" presentation:presentation-page-layout-name="AL2T11">
        <draw:frame draw:name="Titel 1" presentation:style-name="pr5" draw:text-style-name="P2" draw:layer="layout" svg:width="22.577cm" svg:height="1.692cm" svg:x="1.411cm" svg:y="2.04cm" presentation:class="title" presentation:user-transformed="true">
          <draw:text-box>
            <text:p text:style-name="P12"><text:span text:style-name="T1">Discussion of Potential Issues</text:span></text:p>
          </draw:text-box>
        </draw:frame>
        <draw:frame draw:name="Inhaltsplatzhalter 2" presentation:style-name="pr15" draw:text-style-name="P17" draw:layer="layout" svg:width="22.577cm" svg:height="12.657cm" svg:x="1.411cm" svg:y="4.487cm" presentation:class="outline" presentation:placeholder="true" presentation:user-transformed="true">
          <draw:text-box/>
        </draw:frame>
        <draw:frame draw:name="Fußzeilenplatzhalter 3" presentation:style-name="pr7" draw:text-style-name="P11" draw:layer="layout" svg:width="11.006cm" svg:height="0.846cm" svg:x="7.197cm" svg:y="18.08cm" presentation:class="footer" presentation:user-transformed="true">
          <draw:text-box>
            <text:p text:style-name="P16"><text:span text:style-name="T5">&lt;Student Name&gt;: &lt;Thesis Title&gt;</text:span></text:p>
          </draw:text-box>
        </draw:frame>
        <draw:frame draw:name="Foliennummernplatzhalter 4" presentation:style-name="pr7" draw:text-style-name="P11" draw:layer="layout" svg:width="5.291cm" svg:height="0.846cm" svg:x="18.697cm" svg:y="18.08cm" presentation:class="page-number" presentation:user-transformed="true">
          <draw:text-box>
            <text:p text:style-name="P10"><text:span text:style-name="T5"><text:page-number>3</text:page-number></text:span></text:p>
          </draw:text-box>
        </draw:frame>
        <presentation:notes draw:style-name="dp3">
          <draw:page-thumbnail draw:style-name="gr3" draw:layer="layout" svg:width="12.699cm" svg:height="9.524cm" svg:x="3.175cm" svg:y="1.93cm" draw:page-number="7" presentation:class="page"/>
          <draw:frame presentation:style-name="pr11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me Line" draw:style-name="dp1" draw:master-page-name="Titel_20_und_20_Inhalt" presentation:presentation-page-layout-name="AL2T11">
        <draw:frame draw:name="Titel 1" presentation:style-name="pr5" draw:text-style-name="P2" draw:layer="layout" svg:width="22.577cm" svg:height="1.692cm" svg:x="1.411cm" svg:y="2.04cm" presentation:class="title" presentation:user-transformed="true">
          <draw:text-box>
            <text:p text:style-name="P12"><text:span text:style-name="T1">Time Line</text:span></text:p>
          </draw:text-box>
        </draw:frame>
        <draw:frame draw:name="Inhaltsplatzhalter 2" presentation:style-name="pr16" draw:text-style-name="P17" draw:layer="layout" svg:width="22.577cm" svg:height="12.657cm" svg:x="1.411cm" svg:y="4.487cm" presentation:class="outline" presentation:placeholder="true" presentation:user-transformed="true">
          <draw:text-box/>
        </draw:frame>
        <draw:frame draw:name="Fußzeilenplatzhalter 3" presentation:style-name="pr7" draw:text-style-name="P11" draw:layer="layout" svg:width="11.006cm" svg:height="0.846cm" svg:x="7.197cm" svg:y="18.08cm" presentation:class="footer" presentation:user-transformed="true">
          <draw:text-box>
            <text:p text:style-name="P16"><text:span text:style-name="T5">&lt;Student Name&gt;: &lt;Thesis Title&gt;</text:span></text:p>
          </draw:text-box>
        </draw:frame>
        <draw:frame draw:name="Foliennummernplatzhalter 4" presentation:style-name="pr7" draw:text-style-name="P11" draw:layer="layout" svg:width="5.291cm" svg:height="0.846cm" svg:x="18.697cm" svg:y="18.08cm" presentation:class="page-number" presentation:user-transformed="true">
          <draw:text-box>
            <text:p text:style-name="P10"><text:span text:style-name="T5"><text:page-number>3</text:page-number></text:span></text:p>
          </draw:text-box>
        </draw:frame>
        <presentation:notes draw:style-name="dp3">
          <draw:page-thumbnail draw:style-name="gr3" draw:layer="layout" svg:width="12.699cm" svg:height="9.524cm" svg:x="3.175cm" svg:y="1.93cm" draw:page-number="8" presentation:class="page"/>
          <draw:frame presentation:style-name="pr11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ist of References" draw:style-name="dp1" draw:master-page-name="Titel_20_und_20_Inhalt" presentation:presentation-page-layout-name="AL2T11">
        <draw:frame draw:name="Titel 1" presentation:style-name="pr5" draw:text-style-name="P2" draw:layer="layout" svg:width="22.577cm" svg:height="1.692cm" svg:x="1.411cm" svg:y="2.04cm" presentation:class="title" presentation:user-transformed="true">
          <draw:text-box>
            <text:p text:style-name="P12"><text:span text:style-name="T1">List of References</text:span></text:p>
          </draw:text-box>
        </draw:frame>
        <draw:frame draw:name="Inhaltsplatzhalter 2" presentation:style-name="pr6" draw:text-style-name="P15" draw:layer="layout" svg:width="22.577cm" svg:height="12.657cm" svg:x="1.411cm" svg:y="4.487cm" presentation:class="outline" presentation:user-transformed="true">
          <draw:text-box>
            <text:list text:style-name="L5">
              <text:list-item>
                <text:p text:style-name="P13"><text:span text:style-name="T2">BA Jonathan Haudenschild</text:span></text:p>
              </text:list-item>
              <text:list-item>
                <text:p text:style-name="P13"><text:span text:style-name="T2">…</text:span></text:p>
              </text:list-item>
            </text:list>
            <text:p text:style-name="P13"><text:span text:style-name="T2"/></text:p>
          </draw:text-box>
        </draw:frame>
        <draw:frame draw:name="Fußzeilenplatzhalter 3" presentation:style-name="pr7" draw:text-style-name="P11" draw:layer="layout" svg:width="11.006cm" svg:height="0.846cm" svg:x="7.197cm" svg:y="18.08cm" presentation:class="footer" presentation:user-transformed="true">
          <draw:text-box>
            <text:p text:style-name="P16"><text:span text:style-name="T5">&lt;Student Name&gt;: &lt;Thesis Title&gt;</text:span></text:p>
          </draw:text-box>
        </draw:frame>
        <draw:frame draw:name="Foliennummernplatzhalter 4" presentation:style-name="pr7" draw:text-style-name="P11" draw:layer="layout" svg:width="5.291cm" svg:height="0.846cm" svg:x="18.697cm" svg:y="18.08cm" presentation:class="page-number" presentation:user-transformed="true">
          <draw:text-box>
            <text:p text:style-name="P10"><text:span text:style-name="T5"><text:page-number>3</text:page-number></text:span></text:p>
          </draw:text-box>
        </draw:frame>
        <presentation:notes draw:style-name="dp3">
          <draw:page-thumbnail draw:style-name="gr3" draw:layer="layout" svg:width="12.699cm" svg:height="9.524cm" svg:x="3.175cm" svg:y="1.93cm" draw:page-number="9" presentation:class="page"/>
          <draw:frame presentation:style-name="pr11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ＭＳ Ｐゴシック1" svg:font-family="'ＭＳ Ｐゴシック'"/>
    <style:font-face style:name="+mn-cs" svg:font-family="+mn-cs" style:font-pitch="variable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1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5293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00%" fo:text-align="start" style:punctuation-wrap="hanging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293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ＭＳ Ｐゴシック1" style:font-size-asian="32pt" style:font-style-asian="normal" style:font-weight-asian="bold" style:font-name-complex="ＭＳ Ｐゴシック3" style:font-size-complex="32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3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Titelfolie" style:page-layout-name="PM1" draw:style-name="Mdp1">
      <draw:custom-shape draw:name="Text Box 18" draw:style-name="Mgr3" draw:text-style-name="MP6" draw:layer="backgroundobjects" drawooo:display="none" svg:width="5.109cm" svg:height="0.632cm" svg:x="17.306cm" svg:y="0.65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868cm" svg:x2="25.4cm" svg:y2="17.868cm">
        <text:p/>
      </draw:line>
      <draw:frame draw:name="Picture 2" draw:style-name="Mgr5" draw:text-style-name="MP7" draw:layer="backgroundobjects" drawooo:display="none" svg:width="1.684cm" svg:height="0.89cm" svg:x="22.322cm" svg:y="0.224cm">
        <draw:image xlink:href="Pictures/100002E4000032FD00001B024D933EBE0B5640E1.wmf" xlink:type="simple" xlink:show="embed" xlink:actuate="onLoad" loext:mime-type="image/x-wmf">
          <text:p/>
        </draw:image>
        <draw:image xlink:href="Pictures/10000201000001ED000001056452079ACAAAF20C.png" xlink:type="simple" xlink:show="embed" xlink:actuate="onLoad" loext:mime-type="image/png"/>
      </draw:frame>
      <draw:line draw:name="Line 22" draw:style-name="Mgr4" draw:text-style-name="MP6" draw:layer="backgroundobjects" drawooo:display="none" svg:x1="0cm" svg:y1="1.225cm" svg:x2="25.4cm" svg:y2="1.225cm">
        <text:p/>
      </draw:line>
      <draw:custom-shape draw:name="Text Box 18" draw:style-name="Mgr3" draw:text-style-name="MP6" draw:layer="backgroundobjects" drawooo:display="none" svg:width="4.855cm" svg:height="0.632cm" svg:x="2.322cm" svg:y="0.646cm">
        <text:p text:style-name="MP5"><text:span text:style-name="MT2">Fachgebiet Augmented Real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5" draw:text-style-name="MP7" draw:layer="backgroundobjects" drawooo:display="none" svg:width="0.89cm" svg:height="0.89cm" svg:x="1.412cm" svg:y="0.251cm">
        <draw:image xlink:href="Pictures/100002010000004D0000004DDE63F9DFACE58A5F.png" xlink:type="simple" xlink:show="embed" xlink:actuate="onLoad" loext:mime-type="image/png">
          <text:p/>
        </draw:image>
      </draw:frame>
      <draw:custom-shape draw:name="Text Box 18" draw:style-name="Mgr3" draw:text-style-name="MP6" draw:layer="backgroundobjects" svg:width="5.109cm" svg:height="0.632cm" svg:x="17.306cm" svg:y="0.6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2" draw:style-name="Mgr4" draw:text-style-name="MP6" draw:layer="backgroundobjects" svg:x1="0cm" svg:y1="1.205cm" svg:x2="25.4cm" svg:y2="1.205cm">
        <text:p/>
      </draw:line>
      <draw:line draw:name="Line 23" draw:style-name="Mgr4" draw:text-style-name="MP6" draw:layer="backgroundobjects" svg:x1="0cm" svg:y1="17.868cm" svg:x2="25.4cm" svg:y2="17.868cm">
        <text:p/>
      </draw:line>
      <draw:frame draw:name="Picture 2" draw:style-name="Mgr5" draw:text-style-name="MP7" draw:layer="backgroundobjects" svg:width="1.684cm" svg:height="0.89cm" svg:x="22.322cm" svg:y="0.204cm">
        <draw:image xlink:href="Pictures/100002E4000032FD00001B024D933EBE0B5640E1.wmf" xlink:type="simple" xlink:show="embed" xlink:actuate="onLoad" loext:mime-type="image/x-wmf">
          <text:p/>
        </draw:image>
        <draw:image xlink:href="Pictures/10000201000001ED000001056452079ACAAAF20C.png" xlink:type="simple" xlink:show="embed" xlink:actuate="onLoad" loext:mime-type="image/png"/>
      </draw:frame>
      <draw:frame draw:name="Rectangle 3" presentation:style-name="Mpr1" draw:text-style-name="MP9" draw:layer="backgroundobjects" svg:width="22.577cm" svg:height="3.597cm" svg:x="1.376cm" svg:y="5.08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Rectangle 6" presentation:style-name="Mpr2" draw:text-style-name="MP11" draw:layer="backgroundobjects" svg:width="22.647cm" svg:height="0.846cm" svg:x="1.411cm" svg:y="18.08cm" presentation:class="footer" presentation:user-transformed="true">
        <draw:text-box>
          <text:p text:style-name="MP10"><text:span text:style-name="MT4">&lt;Student Name&gt;: &lt;Thesis Title&gt;</text:span></text:p>
        </draw:text-box>
      </draw:frame>
      <draw:frame draw:name="Picture 2" draw:style-name="Mgr5" draw:text-style-name="MP7" draw:layer="backgroundobjects" svg:width="1.999cm" svg:height="1.999cm" svg:x="11.7cm" svg:y="11.525cm">
        <draw:image xlink:href="Pictures/10000201000000C8000000C8C8B8D572D3DD8211.png" xlink:type="simple" xlink:show="embed" xlink:actuate="onLoad" loext:mime-type="image/png">
          <text:p/>
        </draw:image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Text Box 18" draw:style-name="Mgr3" draw:text-style-name="MP6" draw:layer="backgroundobjects" svg:width="5.109cm" svg:height="0.632cm" svg:x="17.306cm" svg:y="0.65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868cm" svg:x2="25.4cm" svg:y2="17.868cm">
        <text:p/>
      </draw:line>
      <draw:frame draw:name="Picture 2" draw:style-name="Mgr5" draw:text-style-name="MP7" draw:layer="backgroundobjects" svg:width="1.684cm" svg:height="0.89cm" svg:x="22.322cm" svg:y="0.224cm">
        <draw:image xlink:href="Pictures/100002E4000032FD00001B024D933EBE0B5640E1.wmf" xlink:type="simple" xlink:show="embed" xlink:actuate="onLoad" loext:mime-type="image/x-wmf">
          <text:p/>
        </draw:image>
        <draw:image xlink:href="Pictures/10000201000001ED000001056452079ACAAAF20C.png" xlink:type="simple" xlink:show="embed" xlink:actuate="onLoad" loext:mime-type="image/png"/>
      </draw:frame>
      <draw:line draw:name="Line 22" draw:style-name="Mgr4" draw:text-style-name="MP6" draw:layer="backgroundobjects" svg:x1="0cm" svg:y1="1.225cm" svg:x2="25.4cm" svg:y2="1.225cm">
        <text:p/>
      </draw:line>
      <draw:custom-shape draw:name="Text Box 18" draw:style-name="Mgr3" draw:text-style-name="MP6" draw:layer="backgroundobjects" svg:width="4.855cm" svg:height="0.632cm" svg:x="2.322cm" svg:y="0.646cm">
        <text:p text:style-name="MP5"><text:span text:style-name="MT2">Fachgebiet Augmented Realit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5" draw:text-style-name="MP7" draw:layer="backgroundobjects" svg:width="0.89cm" svg:height="0.89cm" svg:x="1.412cm" svg:y="0.251cm">
        <draw:image xlink:href="Pictures/100002010000004D0000004DDE63F9DFACE58A5F.png" xlink:type="simple" xlink:show="embed" xlink:actuate="onLoad" loext:mime-type="image/png">
          <text:p/>
        </draw:image>
      </draw:frame>
      <draw:frame draw:name="Titel 1" presentation:style-name="Mpr5" draw:text-style-name="MP9" draw:layer="backgroundobjects" svg:width="22.577cm" svg:height="1.692cm" svg:x="1.411cm" svg:y="2.04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draw:name="Inhaltsplatzhalter 2" presentation:style-name="Mpr6" draw:text-style-name="MP15" draw:layer="backgroundobjects" svg:width="22.577cm" svg:height="12.657cm" svg:x="1.411cm" svg:y="4.487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11" draw:layer="backgroundobjects" svg:width="5.291cm" svg:height="0.846cm" svg:x="1.411cm" svg:y="18.08cm" presentation:class="date-time" presentation:user-transformed="true">
        <draw:text-box>
          <text:p text:style-name="MP10"><text:span text:style-name="MT4"><text:date style:data-style-name="D4" text:date-value="2019-04-18">04/18/2019</text:date></text:span></text:p>
        </draw:text-box>
      </draw:frame>
      <draw:frame draw:name="Rectangle 5" presentation:style-name="Mpr7" draw:text-style-name="MP11" draw:layer="backgroundobjects" svg:width="11.006cm" svg:height="0.846cm" svg:x="7.197cm" svg:y="18.08cm" presentation:class="footer" presentation:user-transformed="true">
        <draw:text-box>
          <text:p text:style-name="MP10"><text:span text:style-name="MT4">&lt;Student Name&gt;: &lt;Thesis Title&gt;</text:span></text:p>
        </draw:text-box>
      </draw:frame>
      <draw:frame draw:name="Rectangle 6" presentation:style-name="Mpr7" draw:text-style-name="MP11" draw:layer="backgroundobjects" svg:width="5.291cm" svg:height="0.846cm" svg:x="18.697cm" svg:y="18.08cm" presentation:class="page-number" presentation:user-transformed="true">
        <draw:text-box>
          <text:p text:style-name="MP16"><text:span text:style-name="MT4"><text:page-number>3</text:page-number></text:span></text:p>
        </draw:text-box>
      </draw:frame>
      <presentation:notes style:page-layout-name="PM2"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udrun Klinker</meta:initial-creator>
    <meta:editing-cycles>88</meta:editing-cycles>
    <meta:creation-date>2013-09-19T08:44:11</meta:creation-date>
    <dc:date>2019-04-18T11:32:24.397064868</dc:date>
    <meta:editing-duration>PT41M41S</meta:editing-duration>
    <meta:generator>LibreOffice/6.2.2.2$Linux_X86_64 LibreOffice_project/20$Build-2</meta:generator>
    <meta:document-statistic meta:object-count="10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ARVIDA-TUMFAR-Folie" xlink:href=""/>
  </office:meta>
</office:document-meta>
</file>